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automatic-styles>
    <style:style style:name="P1" style:family="paragraph" style:parent-style-name="Standard">
      <style:text-properties style:font-name="sans Serif" fo:font-size="10.5pt" style:font-size-asian="10.5pt" style:font-size-complex="10.5pt"/>
    </style:style>
    <style:style style:name="P2" style:family="paragraph" style:parent-style-name="Standard">
      <style:paragraph-properties fo:text-align="end" style:justify-single-word="false"/>
      <style:text-properties style:font-name="sans Serif" fo:font-size="10.5pt" style:font-size-asian="10.5pt" style:font-size-complex="10.5pt"/>
    </style:style>
    <style:style style:name="P3" style:family="paragraph" style:parent-style-name="Standard">
      <style:text-properties style:font-name="sans Serif" fo:font-size="10.5pt" style:font-size-asian="10.5pt" style:font-size-complex="10.5pt"/>
    </style:style>
    <style:style style:name="P4" style:family="paragraph" style:parent-style-name="Standard">
      <style:text-properties style:font-name="sans Serif" fo:font-size="10.5pt" officeooo:paragraph-rsid="000ecef7" style:font-size-asian="10.5pt" style:font-size-complex="10.5pt"/>
    </style:style>
    <style:style style:name="P5" style:family="paragraph" style:parent-style-name="Standard">
      <style:text-properties style:font-name="sans Serif" fo:font-size="10.5pt" officeooo:paragraph-rsid="00127dda" style:font-size-asian="10.5pt" style:font-size-complex="10.5pt"/>
    </style:style>
    <style:style style:name="T1" style:family="text">
      <style:text-properties officeooo:rsid="00101bd0"/>
    </style:style>
    <style:style style:name="T2" style:family="text">
      <style:text-properties officeooo:rsid="00109e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er comité d'admission,</text:p>
      <text:p text:style-name="P1"/>
      <text:p text:style-name="P1"><text:tab/>Je suis ravi de présenter mon portfolio de projets développés au cours de mes études en informatique. Ces projets démontrent non seulement mes compétences techniques, mais aussi ma capacité à résoudre des problèmes complexes et à innover.</text:p>
      <text:p text:style-name="P1"/>
      <text:p text:style-name="P1"><text:s text:c="2"/>- <text:s/>Pavages de Polyominos en JavaScript: Ce projet explore les polyominos et propose des solutions de pavage pour un ou plusieurs composants fixes. Il utilise l'API Canvas en 2D et la bibliothèque three.js en 3D, démontrant mes compétences en géométrie et modélisation informatique.</text:p>
      <text:p text:style-name="P1"/>
      <text:p text:style-name="P1"><text:s text:c="3"/>- Mini Chat App Sécurité: Cette application de messagerie instantanée simple fonctionne sur un modèle client/serveur utilisant des sockets. Elle intègre des fonctionnalités de sécurité telles que le chiffrement des messages et de la connexion, illustrant mon intérêt pour la cybersécurité.</text:p>
      <text:p text:style-name="P1"/>
      <text:p text:style-name="P1"><text:s text:c="3"/>- Music Player App pour Android: J'ai créé une application mobile capable de lire des fichiers musicaux tels que .wav, .mp3, .ogg, etc... Ce projet souligne mes compétences en programmation mobile et en gestion des médias.</text:p>
      <text:p text:style-name="P1"/>
      <text:p text:style-name="P1"><text:s text:c="3"/>- Castlevania JS: En équipe de quatre, nous avons développé une version du jeu Castlevania en 2D, en utilisant JavaScript. Ce projet met en évidence mes compétences en graphiques, effets visuels, des fonctionnalités du jeu et vise à étendre le projet pour le multijoueur en utilisant des sockets via socket.io et développement de jeux, ainsi que la capacité de travailler efficacement en équipe.</text:p>
      <text:p text:style-name="P1"/>
      <text:p text:style-name="P1">En plus de ces projets, j'ai également travaillé sur d'autres initiatives significatives:</text:p>
      <text:p text:style-name="P1"/>
      <text:p text:style-name="P4"><text:s text:c="3"/>- Supervised Learning: Compilation d'expériences sur l'intelligence artificielle avec des bases de données, démontrant ma compréhension des concepts de machine learning.</text:p>
      <text:p text:style-name="P5"><text:s text:c="2"/>- Movie website: De créez un site Web pour regarder des films et stockez vos films préférés en téléchargeant des fichiers .mp4, .mov, .wmv, .avi, etc… Pour pratique avec React et conception d'interfaces pour sites Web.</text:p>
      <text:p text:style-name="P1"><text:s text:c="3"/>- Colt Express Tkinter: Développement d'une interface utilisateur pour le jeux de société Colt Express, en utilisant Python et la bibliothèque tkinter.</text:p>
      <text:p text:style-name="P1"><text:s text:c="3"/>- Sudoku Solver: Application d'algorithmes pour résoudre des puzzles Sudoku, illustrant mes compétences en logique et en programmation.</text:p>
      <text:p text:style-name="P1"><text:s text:c="3"/>- DemoGraphic: Création d'une démo d'animations <text:span text:style-name="T1">avec des images et sons</text:span> en utilisant diverses bibliothèques graphiques comme OpenGL et SDL.</text:p>
      <text:p text:style-name="P1"><text:s text:c="3"/>- IA d'Othello et AI Chess: Développement de l'intelligence artificielle pour les jeux Othello et échecs, montrant mes capacités à programmer des stratégies de jeu complexes.</text:p>
      <text:p text:style-name="P1"><text:s text:c="3"/>- <text:span text:style-name="T2">3D raycasting pygame: Se farmiliariser avec l’algorithme graphique pour créer des cadres 3D et collision.</text:span></text:p>
      <text:p text:style-name="P1"><text:s text:c="3"/>- SpaceShooter3D en JavaScript: Création d'un jeu de tir spatial en 3D, mettant en valeur mes compétences en développement de jeux et en graphiques 3D.</text:p>
      <text:p text:style-name="P1"><text:s text:c="2"/>- 2D RPG (magic &amp; combat) avec Moteur de jeu Godot Engine: Utiliser godot engine pour creer le jeu multiplayer avec des graphics shaders.</text:p>
      <text:p text:style-name="P1"/>
      <text:p text:style-name="P1">Ces projets reflètent mon engagement envers l'apprentissage continu et mon désir de contribuer au domaine de l'informatique. Je suis convaincu que mes expériences et compétences seront un atout précieux pour le programme de Master Informatique - Parcours: Machine Learning pour la Science des Données, ainsi que pour le Master Technologies de l’Hypermédia.</text:p>
      <text:p text:style-name="P1"/>
      <text:p text:style-name="P1">Je vous remercie pour l'opportunité de soumettre ma candidature et espère pouvoir apporter ma contribution à votre prestigieuse institution.</text:p>
      <text:p text:style-name="P1"/>
      <text:p text:style-name="P1">Cordialement,</text:p>
      <text:p text:style-name="P2">Viet NGUYE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 Serif" svg:font-family="'sans Serif'"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01:02:27.047158179</meta:creation-date>
    <dc:date>2023-11-27T01:26:40.669837801</dc:date>
    <meta:editing-duration>PT14M11S</meta:editing-duration>
    <meta:editing-cycles>7</meta:editing-cycles>
    <meta:generator>LibreOffice/7.3.7.2$Linux_X86_64 LibreOffice_project/30$Build-2</meta:generator>
    <meta:document-statistic meta:table-count="0" meta:image-count="0" meta:object-count="0" meta:page-count="1" meta:paragraph-count="20" meta:word-count="517" meta:character-count="3476" meta:non-whitespace-character-count="2941"/>
  </office:meta>
</office:document-meta>
</file>